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weight="normal" officeooo:rsid="001c1094" officeooo:paragraph-rsid="0012d7da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Arial" fo:font-size="10pt" fo:font-weight="normal" officeooo:rsid="0019cbea" officeooo:paragraph-rsid="0012d7da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0pt" fo:font-weight="normal" officeooo:rsid="001a14cb" officeooo:paragraph-rsid="0012d7da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fo:font-weight="normal" officeooo:rsid="00138f14" officeooo:paragraph-rsid="00138f14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fo:font-weight="bold" officeooo:rsid="00138f14" officeooo:paragraph-rsid="00138f14" style:font-size-asian="8.75pt" style:font-weight-asian="bold" style:font-size-complex="10pt" style:font-weight-complex="bold"/>
    </style:style>
    <style:style style:name="P6" style:family="paragraph" style:parent-style-name="Standard">
      <style:text-properties fo:font-weight="bold" officeooo:rsid="001c1094" officeooo:paragraph-rsid="0012d7da" style:font-weight-asian="bold" style:font-weight-complex="bold"/>
    </style:style>
    <style:style style:name="P7" style:family="paragraph" style:parent-style-name="Standard">
      <style:text-properties fo:font-weight="bold" officeooo:rsid="001d9ee7" officeooo:paragraph-rsid="0012d7da" style:font-weight-asian="bold" style:font-weight-complex="bold"/>
    </style:style>
    <style:style style:name="P8" style:family="paragraph" style:parent-style-name="Standard">
      <style:text-properties fo:font-weight="bold" officeooo:rsid="00138f14" officeooo:paragraph-rsid="00138f14" style:font-weight-asian="bold" style:font-weight-complex="bold"/>
    </style:style>
    <style:style style:name="P9" style:family="paragraph" style:parent-style-name="Standard">
      <style:text-properties fo:font-weight="bold" officeooo:rsid="0013b1b8" officeooo:paragraph-rsid="0013b1b8" style:font-weight-asian="bold" style:font-weight-complex="bold"/>
    </style:style>
    <style:style style:name="P10" style:family="paragraph" style:parent-style-name="Standard">
      <style:text-properties style:font-name="Arial" fo:font-size="12pt" fo:font-weight="bold" officeooo:rsid="00138f14" officeooo:paragraph-rsid="00138f14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" fo:font-size="10pt" fo:font-weight="bold" officeooo:rsid="00138f14" officeooo:paragraph-rsid="00138f14" style:font-size-asian="8.75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10pt" fo:font-weight="bold" officeooo:rsid="0019cbea" officeooo:paragraph-rsid="0012d7da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fo:font-size="10pt" fo:font-weight="bold" officeooo:rsid="00138f14" officeooo:paragraph-rsid="00138f14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0pt" fo:font-weight="bold" officeooo:rsid="00170208" officeooo:paragraph-rsid="00170208" style:font-size-asian="10pt" style:font-weight-asian="bold" style:font-size-complex="10pt" style:font-weight-complex="bold"/>
    </style:style>
    <style:style style:name="P15" style:family="paragraph" style:parent-style-name="Standard" style:list-style-name="L1">
      <style:text-properties style:font-name="Arial" fo:font-size="10pt" fo:font-weight="normal" officeooo:rsid="001a14cb" officeooo:paragraph-rsid="0012d7da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" fo:font-size="10pt" fo:font-weight="normal" officeooo:rsid="001a14cb" officeooo:paragraph-rsid="0012d7da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style:font-name="Arial" fo:font-size="10pt" fo:font-weight="normal" officeooo:rsid="00138f14" officeooo:paragraph-rsid="00138f14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" fo:font-size="10pt" fo:font-weight="normal" officeooo:rsid="00138f14" officeooo:paragraph-rsid="00138f14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text-properties style:font-name="Arial" fo:font-size="10pt" fo:font-weight="normal" officeooo:rsid="00170208" officeooo:paragraph-rsid="00170208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" fo:font-size="10pt" fo:font-weight="normal" officeooo:rsid="00170208" officeooo:paragraph-rsid="00170208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officeooo:paragraph-rsid="0012d7da"/>
    </style:style>
    <style:style style:name="P22" style:family="paragraph" style:parent-style-name="Standard" style:list-style-name="L1">
      <style:text-properties officeooo:rsid="001c1094" officeooo:paragraph-rsid="0012d7da"/>
    </style:style>
    <style:style style:name="P23" style:family="paragraph" style:parent-style-name="Standard">
      <style:text-properties officeooo:rsid="001a14cb" officeooo:paragraph-rsid="0012d7da"/>
    </style:style>
    <style:style style:name="P24" style:family="paragraph" style:parent-style-name="Standard">
      <style:text-properties officeooo:rsid="00170208" officeooo:paragraph-rsid="00170208"/>
    </style:style>
    <style:style style:name="P25" style:family="paragraph" style:parent-style-name="Standard">
      <style:text-properties officeooo:rsid="0018944e" officeooo:paragraph-rsid="001894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14cb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Arial" fo:font-size="10pt" fo:font-weight="normal" officeooo:rsid="001a14cb" style:font-size-asian="10pt" style:font-weight-asian="normal" style:font-size-complex="10pt" style:font-weight-complex="normal"/>
    </style:style>
    <style:style style:name="T5" style:family="text">
      <style:text-properties style:font-name="Arial" fo:font-size="10pt" fo:font-weight="normal" officeooo:rsid="001c1094" style:font-size-asian="10pt" style:font-weight-asian="normal" style:font-size-complex="10pt" style:font-weight-complex="normal"/>
    </style:style>
    <style:style style:name="T6" style:family="text">
      <style:text-properties style:font-name="Arial" fo:font-size="10pt" fo:font-weight="normal" officeooo:rsid="001f3e5b" style:font-size-asian="10pt" style:font-weight-asian="normal" style:font-size-complex="10pt" style:font-weight-complex="normal"/>
    </style:style>
    <style:style style:name="T7" style:family="text">
      <style:text-properties style:font-name="Arial" fo:font-size="10pt" fo:font-weight="normal" officeooo:rsid="00138f14" style:font-size-asian="10pt" style:font-weight-asian="normal" style:font-size-complex="10pt" style:font-weight-complex="normal"/>
    </style:style>
    <style:style style:name="T8" style:family="text">
      <style:text-properties style:font-name="Arial" fo:font-size="10pt" fo:font-weight="normal" officeooo:rsid="0013b1b8" style:font-size-asian="10pt" style:font-weight-asian="normal" style:font-size-complex="10pt" style:font-weight-complex="normal"/>
    </style:style>
    <style:style style:name="T9" style:family="text">
      <style:text-properties style:font-name="Arial" fo:font-size="10pt" fo:font-weight="normal" officeooo:rsid="00158278" style:font-size-asian="10pt" style:font-weight-asian="normal" style:font-size-complex="10pt" style:font-weight-complex="normal"/>
    </style:style>
    <style:style style:name="T10" style:family="text">
      <style:text-properties style:font-name="Arial" fo:font-size="10pt" fo:font-weight="normal" officeooo:rsid="0016be65" style:font-size-asian="10pt" style:font-weight-asian="normal" style:font-size-complex="10pt" style:font-weight-complex="normal"/>
    </style:style>
    <style:style style:name="T11" style:family="text">
      <style:text-properties style:font-name="Arial" fo:font-size="10pt" fo:font-weight="normal" officeooo:rsid="00170208" style:font-size-asian="10pt" style:font-weight-asian="normal" style:font-size-complex="10pt" style:font-weight-complex="normal"/>
    </style:style>
    <style:style style:name="T12" style:family="text">
      <style:text-properties style:font-name="Arial" fo:font-size="10pt" fo:font-weight="normal" officeooo:rsid="0018944e" style:font-size-asian="10pt" style:font-weight-asian="normal" style:font-size-complex="10pt" style:font-weight-complex="normal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imulateur d’élevage : Note de cadrage</text:p>
      <text:p text:style-name="P5"/>
      <text:p text:style-name="P4"><text:span text:style-name="T1">Commanditaire :</text:span> Christine Bache, membre de l’AAA (Association des Amis des Animaux), collégienne, cavalière poney, passionnée par l’élevage.</text:p>
      <text:p text:style-name="P4"/>
      <text:p text:style-name="P5">Prestataire :<text:span text:style-name="T14"> Christine Zedday, développeuse web, ancienne de l’AAA, ancienne cavalière poney, ancienne éleveuse amatrice de poneys Welsh, passionnée de génétique.</text:span></text:p>
      <text:p text:style-name="P12"/>
      <text:p text:style-name="P2"><text:span text:style-name="T1">Projet</text:span> : Application permettant de simuler l’élevage de chevaux ou d’autres mammifères <text:span text:style-name="T2">sous forme de jeu, basé sur les dernières connaissances en génétique.</text:span></text:p>
      <text:p text:style-name="P2"/>
      <text:p text:style-name="P3">L’application devra permettre :</text:p>
      <text:p text:style-name="P3"/>
      <text:list xml:id="list1441181326" text:style-name="L1">
        <text:list-item>
          <text:p text:style-name="P21"><text:span text:style-name="T4">De </text:span><text:span text:style-name="T5">rentrer des espèces, des races, des gènes et leurs phénotypes dans la base de donnée</text:span></text:p>
        </text:list-item>
        <text:list-item>
          <text:p text:style-name="P22"><text:span text:style-name="T4">D</text:span><text:span text:style-name="T3">e </text:span><text:span text:style-name="T4">créer des animaux, avec leurs caractéristiques et leurs gènes</text:span></text:p>
        </text:list-item>
        <text:list-item>
          <text:p text:style-name="P15">De pouvoir les croiser en respectant la biologie de l’espèce (durée de gestation, fertilité selon âge, <text:s/>etc.)</text:p>
        </text:list-item>
        <text:list-item>
          <text:p text:style-name="P15">Les animaux résultant du croisement doivent avoir pour chaque gène une sélection aléatoire des allèles de leurs parents, en respectant les gènes liés</text:p>
        </text:list-item>
        <text:list-item>
          <text:p text:style-name="P15">Le pedigree des animaux et le calcul de la consanguinité doivent être automatisés</text:p>
        </text:list-item>
        <text:list-item>
          <text:p text:style-name="P15">Les animaux doivent pouvoir mourir de vieillesse</text:p>
        </text:list-item>
        <text:list-item>
          <text:p text:style-name="P15">On doit pouvoir créer plusieurs élevages, et pouvoir acheter et vendre les animaux et les saillies en monte naturelle ou insémination artificielle, avec les taux de réussite inhérents à chaque mode</text:p>
        </text:list-item>
        <text:list-item>
          <text:p text:style-name="P17">Présenter les images des animaux de façon réaliste et conforme à leur génétique.</text:p>
        </text:list-item>
        <text:list-item>
          <text:p text:style-name="P19">Les tests génétiques existants doivent pouvoir être proposés, les autres gènes restant cachés.</text:p>
        </text:list-item>
      </text:list>
      <text:p text:style-name="P20"/>
      <text:p text:style-name="P14">Public visé :<text:span text:style-name="T14"> Amateurs de génétique, d’élevage, passionnés d’équitation pratiquants ou non, passionnés de jeux de simulation, professeurs de Biologie désirant agrémenter leurs cours…</text:span></text:p>
      <text:p text:style-name="P14"><text:span text:style-name="T14">Public majoritairement féminin, plutôt de la classe moyenne ou supérieure, disposant de temps libre et d’accès à un ordinateur.</text:span></text:p>
      <text:list xml:id="list164634003242678" text:continue-numbering="true" text:style-name="L1">
        <text:list-header>
          <text:p text:style-name="P15"/>
        </text:list-header>
      </text:list>
      <text:p text:style-name="P13">Evolutions ultérieures du projet :</text:p>
      <text:p text:style-name="P3"/>
      <text:p text:style-name="P23"><text:span text:style-name="T3">I</text:span><text:span text:style-name="T7">ntroduire</text:span><text:span text:style-name="T3"> des compétitions, avec des personnages non joueurs et leurs animaux </text:span><text:span text:style-name="T5">pour quand on joue en solo</text:span><text:span text:style-name="T3">. Compétitions d’élevage au minimum, voire sportives pour les équidés afin de pouvoir apprécier l’effort d’amélioration génétique. Dans le cas des compétions, prévoir aussi d’implémenter le dressage de l’animal.</text:span></text:p>
      <text:p text:style-name="P23"><text:span text:style-name="T3"/></text:p>
      <text:p text:style-name="P24"><text:span text:style-name="T3">Introduire des notions de gestion des pâtures, </text:span><text:span text:style-name="T12">production de fourrage, </text:span><text:span text:style-name="T3">élevage biologique, plantations de haies bocagères…</text:span></text:p>
      <text:p text:style-name="P24"><text:span text:style-name="T3"/></text:p>
      <text:p text:style-name="P25"><text:span text:style-name="T3">Produire une version en ligne, pour l’instant on est plus sur un projet pour jouer en solo ou avec des amis.</text:span></text:p>
      <text:p text:style-name="P3"/>
      <text:p text:style-name="P6"><text:span text:style-name="T13">Budget :</text:span><text:span text:style-name="T3"> Zéro. Mlle Bache économise tout son argent de poche pour s’acheter Demoiselle, une ponette Welsh en chair et en os.</text:span></text:p>
      <text:p text:style-name="P1"/>
      <text:p text:style-name="P6"><text:span text:style-name="T13">Contrainte de temps</text:span><text:span text:style-name="T3"> : </text:span><text:span text:style-name="T7">Non précisé</text:span><text:span text:style-name="T3">. </text:span><text:span text:style-name="T8">Vu que c’est pas payé, à faire sur le temps libre, dans le but de se former. </text:span><text:span text:style-name="T11">Donc pas de planning.</text:span></text:p>
      <text:p text:style-name="P1"/>
      <text:p text:style-name="P7"><text:span text:style-name="T13">Langages ou techniques informatiques</text:span><text:span text:style-name="T3"> : Pas de préférence, Mlle Bache ne veut </text:span><text:span text:style-name="T7">juste </text:span><text:span text:style-name="T3">pas d’un programme </text:span><text:span text:style-name="T7">en </text:span><text:span text:style-name="T3">Basic avec des </text:span><text:span text:style-name="T7">GOTO et des RETURN</text:span><text:span text:style-name="T3"> un peu partout, comme elle pratique sur son Apple Ii</text:span><text:span text:style-name="T6">c</text:span><text:span text:style-name="T3">.</text:span></text:p>
      <text:p text:style-name="P8"><text:span text:style-name="T3">Un langage Objet semble indiqué pour éviter ce genre de dérives. </text:span><text:span text:style-name="T8">Une bonne interface graphique est indispensable car il faudra gérer l’empilement d’images pour arriver à cerner toutes les combinaisons possibles. Utiliser le format page Web paraît une bonne idée: </text:span><text:span text:style-name="T11">PHP objet (Laravel), html, javascript, css.</text:span></text:p>
      <text:p text:style-name="P18"/>
      <text:p text:style-name="P9"><text:span text:style-name="T13">Existant :</text:span><text:span text:style-name="T3"> Version en </text:span><text:span text:style-name="T9">L</text:span><text:span text:style-name="T3">azarus free Pascal avec BDD mySQL. </text:span><text:span text:style-name="T9">Problème</text:span><text:span text:style-name="T3"> : l’interface graphique n’est pas à la hauteur, </text:span><text:span text:style-name="T9">puissance trop limitée si on manœuvre trop d’animaux d’un coup. </text:span><text:span text:style-name="T10">Il y a eu aussi deux versions HyperCard et une Delphi Paradox.</text:span></text:p>
      <text:p text:style-name="P18"/>
      <text:p text:style-name="P9"><text:span text:style-name="T13">Risque : </text:span><text:span text:style-name="T3">Que ça </text:span><text:span text:style-name="T11">soit livré avec un certain retard par rapport à la demande.</text:span><text:span text:style-name="T3">!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2:26:57.454000000</meta:creation-date>
    <dc:date>2020-01-22T16:46:33.535000000</dc:date>
    <meta:editing-duration>PT33M14S</meta:editing-duration>
    <meta:editing-cycles>6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27" meta:word-count="540" meta:character-count="3409" meta:non-whitespace-character-count="2904"/>
  </office:meta>
</office:document-meta>
</file>